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98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9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99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98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9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99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97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Sascha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5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5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3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3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" table:formula="of:=SUMIFS([Verlofoverzicht_werknemers.$F$4:.$F$26];[Verlofoverzicht_werknemers.$B$4:.$B$26];$$waardeMedewerkerSel;[Verlofoverzicht_werknemers.$C$4:.$C$26];&quot;&gt;=&quot;&amp;DATE([.$AN$5];1;1);[Verlofoverzicht_werknemers.$D$4:.$D$26];&quot;&lt;&quot;&amp;DATE([.$AN$5]+1;1;1);[Verlofoverzicht_werknemers.$E$4:.$E$26];[Instellingen.$D$7])" table:number-columns-spanned="4" table:number-rows-spanned="3" table:style-name="ce87">
            <text:p>2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26];[Verlofoverzicht_werknemers.$B$4:.$B$26];$$waardeMedewerkerSel;[Verlofoverzicht_werknemers.$C$4:.$C$26];&quot;&gt;=&quot;&amp;DATE([.$AN$5]-1;1;1);[Verlofoverzicht_werknemers.$D$4:.$D$26];&quot;&lt;&quot;&amp;DATE([.$AN$5];1;1);[Verlofoverzicht_werknemers.$E$4:.$E$26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fen</text:p>
          </table:table-cell>
          <table:table-cell table:number-columns-repeated="16376"/>
        </table:table-row>
        <table:table-row table:number-rows-repeated="5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number-rows-repeated="7"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/>
        </table:table-row>
        <table:table-row table:style-name="ro4">
          <table:table-cell/>
          <table:table-cell table:content-validation-name="val4" table:style-name="ce121"/>
          <table:table-cell table:number-columns-repeated="3" table:style-name="ce122"/>
          <table:table-cell table:style-name="ce123"/>
          <table:table-cell table:number-columns-repeated="16378" table:style-name="ce1"/>
        </table:table-row>
        <table:table-row table:number-rows-repeated="714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26" table:base-cell-address="Verlofoverzicht_werknemers.$A$1"/>
        <table:named-range table:name="lstEdatums" table:cell-range-address="Verlofoverzicht_werknemers.$D$4:Verlofoverzicht_werknemers.$D$26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0" table:base-cell-address="Instellingen.$A$1"/>
        <table:named-range table:name="lstNamenMedewerkers" table:cell-range-address="Verlofoverzicht_werknemers.$B$4:Verlofoverzicht_werknemers.$B$26" table:base-cell-address="Verlofoverzicht_werknemers.$A$1"/>
        <table:named-range table:name="lstTypenF" table:cell-range-address="Verlofoverzicht_werknemers.$E$4:Verlofoverzicht_werknemers.$E$26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26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0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1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96" style:family="table-cell">
      <style:table-cell-properties fo:background-color="#8BBEDD"/>
      <style:text-properties fo:color="#282939" style:font-family-generic="swiss"/>
    </style:style>
    <style:style style:name="cf97" style:family="table-cell">
      <style:text-properties fo:color="#0070C0" fo:font-weight="bold" style:font-weight-asian="bold" style:font-weight-complex="bold" style:font-family-generic="swiss"/>
    </style:style>
    <style:style style:name="cf98" style:family="table-cell" style:data-style-name="N43">
      <style:text-properties fo:color="#D9D9D9" style:font-family-generic="swiss"/>
    </style:style>
    <style:style style:name="cf99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meta:initial-creator>Renzo</meta:initial-creator>
    <dc:creator>Renzo</dc:creator>
    <meta:creation-date>2016-09-27T08:48:42Z</meta:creation-date>
    <dc:date>2017-03-17T08:09:55Z</dc:date>
    <meta:editing-duration>PT0S</meta:editing-duration>
    <meta:user-defined meta:name="_TemplateID">TC027802359991</meta:user-defined>
  </office:meta>
</office:document-meta>
</file>